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13cm" fo:margin-left="0cm" table:align="left" style:writing-mode="lr-tb"/>
    </style:style>
    <style:style style:name="Tableau1.A" style:family="table-column">
      <style:table-column-properties style:column-width="0.889cm"/>
    </style:style>
    <style:style style:name="Tableau1.B" style:family="table-column">
      <style:table-column-properties style:column-width="1.61cm"/>
    </style:style>
    <style:style style:name="Tableau1.C" style:family="table-column">
      <style:table-column-properties style:column-width="2.395cm"/>
    </style:style>
    <style:style style:name="Tableau1.D" style:family="table-column">
      <style:table-column-properties style:column-width="1.399cm"/>
    </style:style>
    <style:style style:name="Tableau1.E" style:family="table-column">
      <style:table-column-properties style:column-width="3.011cm"/>
    </style:style>
    <style:style style:name="Tableau1.F" style:family="table-column">
      <style:table-column-properties style:column-width="1.392cm"/>
    </style:style>
    <style:style style:name="Tableau1.G" style:family="table-column">
      <style:table-column-properties style:column-width="2.401cm"/>
    </style:style>
    <style:style style:name="Tableau1.H" style:family="table-column">
      <style:table-column-properties style:column-width="5.916cm"/>
    </style:style>
    <style:style style:name="Tableau1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="0.05pt solid #000000"/>
    </style:style>
    <style:style style:name="Tableau1.4" style:family="table-row">
      <style:table-row-properties style:min-row-height="0.499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13cm" fo:margin-left="0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5.145cm"/>
    </style:style>
    <style:style style:name="Tableau3.B" style:family="table-column">
      <style:table-column-properties style:column-width="4.62cm"/>
    </style:style>
    <style:style style:name="Tableau3.C" style:family="table-column">
      <style:table-column-properties style:column-width="4.636cm"/>
    </style:style>
    <style:style style:name="Tableau3.D" style:family="table-column">
      <style:table-column-properties style:column-width="4.61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4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263cm"/>
    </style:style>
    <style:style style:name="Tableau2.C" style:family="table-column">
      <style:table-column-properties style:column-width="4.8cm"/>
    </style:style>
    <style:style style:name="Tableau2.D" style:family="table-column">
      <style:table-column-properties style:column-width="2.099cm"/>
    </style:style>
    <style:style style:name="Tableau2.E" style:family="table-column">
      <style:table-column-properties style:column-width="6.595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c57a37" officeooo:paragraph-rsid="00c57a37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paragraph-rsid="00925d3d" style:font-size-asian="8pt" style:font-size-complex="8pt"/>
    </style:style>
    <style:style style:name="P6" style:family="paragraph" style:parent-style-name="Table_20_Contents">
      <style:text-properties style:font-name="Arial" fo:font-size="11pt" officeooo:rsid="009b7894" officeooo:paragraph-rsid="00c57a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9b7894" officeooo:paragraph-rsid="00c57a37" style:font-size-asian="11pt" style:font-size-complex="11pt"/>
    </style:style>
    <style:style style:name="P8" style:family="paragraph" style:parent-style-name="Table_20_Contents">
      <style:text-properties style:font-name="Arial" fo:font-size="11pt" officeooo:rsid="00c70e1a" officeooo:paragraph-rsid="00c70e1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9b7894" officeooo:paragraph-rsid="00c57a3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ca8ac7" officeooo:paragraph-rsid="00ca8ac7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c1df1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bold" officeooo:rsid="00c1df14" officeooo:paragraph-rsid="00ca8ac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  <style:tab-stop style:position="12.53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2b26a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rsid="00912214" officeooo:paragraph-rsid="00ca8ac7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officeooo:rsid="00348546" officeooo:paragraph-rsid="00c1df14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2b26a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officeooo:rsid="00ad4991" officeooo:paragraph-rsid="00ca8ac7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2b26a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officeooo:rsid="00ad4991" officeooo:paragraph-rsid="00c1df14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language="zxx" fo:country="none" officeooo:rsid="00ad4991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text-align="start" style:justify-single-word="false">
        <style:tab-stops>
          <style:tab-stop style:position="11cm"/>
        </style:tab-stops>
      </style:paragraph-properties>
      <style:text-properties officeooo:paragraph-rsid="00c83360"/>
    </style:style>
    <style:style style:name="P30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Arial" fo:font-size="11pt" style:text-underline-style="none" officeooo:rsid="00925d3d" officeooo:paragraph-rsid="00c83360" style:font-size-asian="11pt" style:font-size-complex="11pt"/>
    </style:style>
    <style:style style:name="P31" style:family="paragraph" style:parent-style-name="Standard">
      <style:paragraph-properties fo:text-align="start" style:justify-single-word="false">
        <style:tab-stops>
          <style:tab-stop style:position="11cm"/>
          <style:tab-stop style:position="12.398cm"/>
        </style:tab-stops>
      </style:paragraph-properties>
      <style:text-properties style:font-name="Arial" fo:font-size="11pt" officeooo:rsid="00925d3d" officeooo:paragraph-rsid="00c83360" style:font-size-asian="11pt" style:font-size-complex="11pt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925d3d" style:font-size-asian="11pt" style:font-size-complex="11pt"/>
    </style:style>
    <style:style style:name="T5" style:family="text">
      <style:text-properties style:font-name="Arial" fo:font-size="11pt" officeooo:rsid="00ae17c8" style:font-size-asian="11pt" style:font-size-complex="11pt"/>
    </style:style>
    <style:style style:name="T6" style:family="text">
      <style:text-properties officeooo:rsid="00c0c276"/>
    </style:style>
    <style:style style:name="T7" style:family="text">
      <style:text-properties officeooo:rsid="009542f4"/>
    </style:style>
    <style:style style:name="T8" style:family="text">
      <style:text-properties officeooo:rsid="000bf3ed"/>
    </style:style>
    <style:style style:name="T9" style:family="text">
      <style:text-properties officeooo:rsid="00adefd2"/>
    </style:style>
    <style:style style:name="T10" style:family="text">
      <style:text-properties officeooo:rsid="00c2b26a"/>
    </style:style>
    <style:style style:name="T11" style:family="text">
      <style:text-properties officeooo:rsid="00ca8ac7"/>
    </style:style>
    <style:style style:name="T12" style:family="text">
      <style:text-properties officeooo:rsid="00348546"/>
    </style:style>
    <style:style style:name="T13" style:family="text">
      <style:text-properties officeooo:rsid="00cdbb2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2119552271104">
          <table:table-cell table:style-name="Tableau1.A1" table:number-columns-spanned="8" office:value-type="string">
            <text:p text:style-name="P17">Feuille de présence <text:span text:style-name="T11">établie par l’organisme : </text:span><text:span text:style-name="T12">{mycompany_name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19552263216">
          <table:table-cell table:style-name="Tableau1.A3" table:number-columns-spanned="2" office:value-type="string">
            <text:p text:style-name="P20">Siret</text:p>
          </table:table-cell>
          <table:covered-table-cell/>
          <table:table-cell table:style-name="Tableau1.C2" table:number-columns-spanned="3" office:value-type="string">
            <text:p text:style-name="P26">{mycompany_idprof2}</text:p>
          </table:table-cell>
          <table:covered-table-cell/>
          <table:covered-table-cell/>
          <table:table-cell table:style-name="Tableau1.F3" table:number-rows-spanned="2" table:number-columns-spanned="3" office:value-type="string">
            <text:p text:style-name="P28">{mycompany_address}</text:p>
            <text:p text:style-name="P28">{mycompany_zip} {mycompany_town}</text:p>
          </table:table-cell>
          <table:covered-table-cell/>
          <table:covered-table-cell/>
        </table:table-row>
        <table:table-row table:style-name="TableLine2119552262400">
          <table:table-cell table:style-name="Tableau1.A3" table:number-columns-spanned="2" office:value-type="string">
            <text:p text:style-name="P22">N° de déclaration</text:p>
          </table:table-cell>
          <table:covered-table-cell/>
          <table:table-cell table:style-name="Tableau1.C3" table:number-columns-spanned="3" office:value-type="string">
            <text:p text:style-name="P27">{declaration_numb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P20">Tél</text:p>
          </table:table-cell>
          <table:table-cell table:style-name="Tableau1.B4" table:number-columns-spanned="2" office:value-type="string">
            <text:p text:style-name="P23">{mycompany_phone}</text:p>
          </table:table-cell>
          <table:covered-table-cell/>
          <table:table-cell table:style-name="Tableau1.D4" office:value-type="string">
            <text:p text:style-name="P21"><text:span text:style-name="T10">E-m</text:span>ail</text:p>
          </table:table-cell>
          <table:table-cell table:style-name="Tableau1.E4" table:number-columns-spanned="2" office:value-type="string">
            <text:p text:style-name="P24">{mycompany_email}</text:p>
          </table:table-cell>
          <table:covered-table-cell/>
          <table:table-cell table:style-name="Tableau1.G4" office:value-type="string">
            <text:p text:style-name="P21">Site internet</text:p>
          </table:table-cell>
          <table:table-cell table:style-name="Tableau1.H4" office:value-type="string">
            <text:p text:style-name="P24">{mycompany_web}</text:p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119552275456">
          <table:table-cell table:style-name="Tableau3.A1" office:value-type="string">
            <text:p text:style-name="P6">Convention de formation</text:p>
          </table:table-cell>
          <table:table-cell table:style-name="Tableau3.A1" table:number-columns-spanned="2" office:value-type="string">
            <text:p text:style-name="P9">{contract_label}</text:p>
          </table:table-cell>
          <table:covered-table-cell/>
          <table:table-cell table:style-name="Tableau3.D1" office:value-type="string">
            <text:p text:style-name="P10">Lieu <text:s/></text:p>
          </table:table-cell>
        </table:table-row>
        <table:table-row table:style-name="TableLine2119552293952">
          <table:table-cell table:style-name="Tableau3.A2" office:value-type="string">
            <text:p text:style-name="P6">Formation</text:p>
          </table:table-cell>
          <table:table-cell table:style-name="Tableau3.B2" table:number-columns-spanned="2" office:value-type="string">
            <text:p text:style-name="P7">{project_ref_label}</text:p>
          </table:table-cell>
          <table:covered-table-cell/>
          <table:table-cell table:style-name="Tableau3.D2" office:value-type="string">
            <text:p text:style-name="P7">{contract_trainingsession_location}</text:p>
          </table:table-cell>
        </table:table-row>
        <table:table-row table:style-name="Tableau3.3">
          <table:table-cell table:style-name="Tableau3.A4" table:number-rows-spanned="2" office:value-type="string">
            <text:p text:style-name="P6">Session</text:p>
          </table:table-cell>
          <table:table-cell table:style-name="Tableau3.B3" office:value-type="string">
            <text:p text:style-name="P4">Début le</text:p>
          </table:table-cell>
          <table:table-cell table:style-name="Tableau3.B3" office:value-type="string">
            <text:p text:style-name="P4">Fin le</text:p>
          </table:table-cell>
          <table:table-cell table:style-name="Tableau3.D3" office:value-type="string">
            <text:p text:style-name="P4">Durée</text:p>
          </table:table-cell>
        </table:table-row>
        <table:table-row table:style-name="TableLine2119552294496">
          <table:covered-table-cell/>
          <table:table-cell table:style-name="Tableau3.B4" office:value-type="string">
            <text:p text:style-name="P7">{date_start}</text:p>
          </table:table-cell>
          <table:table-cell table:style-name="Tableau3.C4" office:value-type="string">
            <text:p text:style-name="P7">{date_end}</text:p>
          </table:table-cell>
          <table:table-cell table:style-name="Tableau3.D4" office:value-type="string">
            <text:p text:style-name="P7">{duration}</text:p>
          </table:table-cell>
        </table:table-row>
      </table:table>
      <text:p text:style-name="P8"/>
      <text:p text:style-name="P8">Liste des <text:span text:style-name="T13">stagiaire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119552265936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 table:style-name="TableLine2119552292048">
          <table:table-cell table:style-name="Tableau2.A2" office:value-type="string">
            <text:p text:style-name="P5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25">{attendant_signature}[!-- END row.attendants --]</text:p>
          </table:table-cell>
        </table:table-row>
      </table:table>
      <text:p text:style-name="P19"/>
      <text:p text:style-name="P19"/>
      <text:p text:style-name="P29"><text:span text:style-name="T5"><text:tab/>Formateur</text:span><text:span text:style-name="T4"> :</text:span></text:p>
      <text:p text:style-name="P30"><text:tab/>{trainer_fullname}</text:p>
      <text:p text:style-name="P30"/>
      <text:p text:style-name="P31"><text:tab/>{trainer_signatu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officeooo:rsid="00c0c276"/>
    </style:style>
    <style:style style:name="MT5" style:family="text"/>
    <style:style style:name="MT6" style:family="text">
      <style:text-properties officeooo:rsid="009542f4"/>
    </style:style>
    <style:style style:name="MT7" style:family="text">
      <style:text-properties officeooo:rsid="000bf3ed"/>
    </style:style>
    <style:style style:name="MT8" style:family="text">
      <style:text-properties officeooo:rsid="00adefd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/text:a><text:a xlink:type="simple" xlink:href="https://www.evarisk.com/dolimeet/" office:target-frame-name="_blank" xlink:show="new" text:style-name="Internet_20_link" text:visited-style-name="Visited_20_Internet_20_Link"><text:span text:style-name="MT3">oli</text:span></text:a><text:a xlink:type="simple" xlink:href="https://www.evarisk.com/dolimeet/" office:target-frame-name="_blank" xlink:show="new" text:style-name="Internet_20_link" text:visited-style-name="Visited_20_Internet_20_Link"><text:span text:style-name="MT2">M</text:span></text:a><text:a xlink:type="simple" xlink:href="https://www.evarisk.com/dolimeet/" office:target-frame-name="_blank" xlink:show="new" text:style-name="Internet_20_link" text:visited-style-name="Visited_20_Internet_20_Link"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 <text:a xlink:type="simple" xlink:href="https://www.evarisk.com/dolimeet/" office:target-frame-name="_blank" xlink:show="new" text:style-name="Internet_20_link" text:visited-style-name="Visited_20_Internet_20_Link">D</text:a><text:a xlink:type="simple" xlink:href="https://www.evarisk.com/dolimeet/" office:target-frame-name="_blank" xlink:show="new" text:style-name="Internet_20_link" text:visited-style-name="Visited_20_Internet_20_Link"><text:span text:style-name="MT6">oli</text:span></text:a><text:a xlink:type="simple" xlink:href="https://www.evarisk.com/dolimeet/" office:target-frame-name="_blank" xlink:show="new" text:style-name="Internet_20_link" text:visited-style-name="Visited_20_Internet_20_Link">M</text:a><text:a xlink:type="simple" xlink:href="https://www.evarisk.com/dolimeet/" office:target-frame-name="_blank" xlink:show="new" text:style-name="Internet_20_link" text:visited-style-name="Visited_20_Internet_20_Link"><text:span text:style-name="MT6">eet</text:span></text:a><text:span text:style-name="MT6"> - </text:span>Document généré le {date_creation} - Version -<text:span text:style-name="MT7"> 1.</text:span><text:span text:style-name="MT8">4</text:span><text:span text:style-name="MT7">.</text:span><text:span text:style-name="MT4">6</text:span><text:span text:style-name="MT7">-202</text:span><text:span text:style-name="MT8">3</text:span><text:span text:style-name="MT7">0</text:span><text:span text:style-name="MT4">81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2H46M58S</meta:editing-duration>
    <meta:editing-cycles>271</meta:editing-cycles>
    <meta:generator>LibreOffice/7.1.6.2$Windows_X86_64 LibreOffice_project/0e133318fcee89abacd6a7d077e292f1145735c3</meta:generator>
    <dc:date>2023-08-17T16:39:45.947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43" meta:word-count="84" meta:character-count="833" meta:non-whitespace-character-count="789"/>
    <meta:user-defined meta:name="Langue">Francais</meta:user-defined>
    <meta:user-defined meta:name="URL">www.digirisk.com</meta:user-defined>
  </office:meta>
</office:document-meta>
</file>